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4" style:family="paragraph" style:parent-style-name="Standard" style:list-style-name="L2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paragraph-properties fo:margin-left="0.492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 style:list-style-name="L1">
      <style:paragraph-properties fo:margin-left="0in" fo:margin-right="0in" fo:text-indent="0in" style:auto-text-indent="false"/>
    </style:style>
    <style:style style:name="P11" style:family="paragraph" style:parent-style-name="Standard" style:list-style-name="L2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3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1">
      <style:paragraph-properties fo:margin-left="0in" fo:margin-right="0in" fo:text-indent="0in" style:auto-text-indent="false"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205 </text:p>
      <text:p text:style-name="P1">Process Survey</text:p>
      <text:p text:style-name="Standard"/>
      <text:p text:style-name="Standard">1. What root-owned processes are running?</text:p>
      <text:p text:style-name="Standard"/>
      <text:p text:style-name="P2">Lisas-MacBook-Pro:~ lisa$ ps -ju root</text:p>
      <text:p text:style-name="P2">USER <text:s text:c="11"/>PID <text:s/>PPID <text:s/>PGID <text:s text:c="2"/>SESS JOBC STAT <text:s text:c="2"/>TT <text:s text:c="6"/>TIME COMMAND</text:p>
      <text:p text:style-name="P2">root <text:s text:c="13"/>1 <text:s text:c="4"/>0 <text:s text:c="4"/>1 <text:s text:c="5"/>0 <text:s text:c="3"/>0 Ss <text:s text:c="4"/>?? <text:s text:c="2"/>12:15.59 /sbin/launchd</text:p>
      <text:p text:style-name="P2">root <text:s text:c="12"/>16 <text:s text:c="4"/>1 <text:s text:c="3"/>16 <text:s text:c="5"/>0 <text:s text:c="3"/>0 Ss <text:s text:c="4"/>?? <text:s text:c="3"/>0:12.95 /usr/libexec/UserEventAgent (System</text:p>
      <text:p text:style-name="P2">root <text:s text:c="12"/>17 <text:s text:c="4"/>1 <text:s text:c="3"/>17 <text:s text:c="5"/>0 <text:s text:c="3"/>0 Ss <text:s text:c="4"/>?? <text:s text:c="3"/>0:13.07 /usr/libexec/kextd</text:p>
      <text:p text:style-name="P2">root <text:s text:c="12"/>18 <text:s text:c="4"/>1 <text:s text:c="3"/>18 <text:s text:c="5"/>0 <text:s text:c="3"/>0 Ss <text:s text:c="4"/>?? <text:s text:c="3"/>0:29.01 /usr/libexec/taskgated -s</text:p>
      <text:p text:style-name="P2">root <text:s text:c="12"/>19 <text:s text:c="4"/>1 <text:s text:c="3"/>19 <text:s text:c="5"/>0 <text:s text:c="3"/>0 Ss <text:s text:c="4"/>?? <text:s text:c="3"/>4:06.85 /usr/sbin/notifyd</text:p>
      <text:p text:style-name="P2">root <text:s text:c="12"/>21 <text:s text:c="4"/>1 <text:s text:c="3"/>21 <text:s text:c="5"/>0 <text:s text:c="3"/>0 Ss <text:s text:c="4"/>?? <text:s text:c="3"/>0:02.61 /usr/sbin/diskarbitrationd</text:p>
      <text:p text:style-name="P2">root <text:s text:c="12"/>22 <text:s text:c="4"/>1 <text:s text:c="3"/>22 <text:s text:c="5"/>0 <text:s text:c="3"/>0 Ss <text:s text:c="4"/>?? <text:s text:c="3"/>5:01.71 /usr/libexec/configd</text:p>
      <text:p text:style-name="P2">root <text:s text:c="12"/>23 <text:s text:c="4"/>1 <text:s text:c="3"/>23 <text:s text:c="5"/>0 <text:s text:c="3"/>0 Ss <text:s text:c="4"/>?? <text:s text:c="3"/>8:53.43 /System/Library/CoreServices/powerd</text:p>
      <text:p text:style-name="P2">root <text:s text:c="12"/>24 <text:s text:c="4"/>1 <text:s text:c="3"/>24 <text:s text:c="5"/>0 <text:s text:c="3"/>0 Ss <text:s text:c="4"/>?? <text:s text:c="3"/>1:13.28 /usr/sbin/syslogd</text:p>
      <text:p text:style-name="P2">root <text:s text:c="12"/>26 <text:s text:c="4"/>1 <text:s text:c="3"/>26 <text:s text:c="5"/>0 <text:s text:c="3"/>0 Ss <text:s text:c="4"/>?? <text:s text:c="3"/>0:18.92 /usr/sbin/distnoted daemon</text:p>
      <text:p text:style-name="P2">root <text:s text:c="12"/>27 <text:s text:c="4"/>1 <text:s text:c="3"/>27 <text:s text:c="5"/>0 <text:s text:c="3"/>0 Rs <text:s text:c="4"/>?? <text:s text:c="3"/>2:40.41 /usr/libexec/opendirectoryd</text:p>
      <text:p text:style-name="P2">root <text:s text:c="12"/>31 <text:s text:c="4"/>1 <text:s text:c="3"/>31 <text:s text:c="5"/>0 <text:s text:c="3"/>0 Ss <text:s text:c="4"/>?? <text:s text:c="3"/>0:30.14 /System/Library/CoreServices/corese</text:p>
      <text:p text:style-name="P2">root <text:s text:c="12"/>39 <text:s text:c="4"/>1 <text:s text:c="3"/>39 <text:s text:c="5"/>0 <text:s text:c="3"/>0 Ss <text:s text:c="4"/>?? <text:s text:c="2"/>11:50.82 /System/Library/Frameworks/CoreServ</text:p>
      <text:p text:style-name="P2">nobody <text:s text:c="10"/>42 <text:s text:c="4"/>1 <text:s text:c="3"/>42 <text:s text:c="5"/>0 <text:s text:c="3"/>0 SNs <text:s text:c="3"/>?? <text:s text:c="3"/>0:02.81 /usr/libexec/warmd</text:p>
      <text:p text:style-name="P2">root <text:s text:c="12"/>46 <text:s text:c="4"/>1 <text:s text:c="3"/>46 <text:s text:c="5"/>0 <text:s text:c="3"/>0 Ss <text:s text:c="4"/>?? <text:s text:c="3"/>0:01.57 /usr/libexec/stackshot -t</text:p>
      <text:p text:style-name="P2">root <text:s text:c="12"/>47 <text:s text:c="4"/>1 <text:s text:c="3"/>47 <text:s text:c="5"/>0 <text:s text:c="3"/>0 Ss <text:s text:c="4"/>?? <text:s text:c="3"/>0:04.76 /System/Library/CoreServices/SleepS</text:p>
      <text:p text:style-name="P2">root <text:s text:c="12"/>49 <text:s text:c="4"/>1 <text:s text:c="3"/>49 <text:s text:c="5"/>0 <text:s text:c="3"/>0 Ss <text:s text:c="4"/>?? <text:s text:c="3"/>0:00.16 /System/Library/PrivateFrameworks/G</text:p>
      <text:p text:style-name="P2">root <text:s text:c="12"/>55 <text:s text:c="4"/>1 <text:s text:c="3"/>55 <text:s text:c="5"/>0 <text:s text:c="3"/>0 Ss <text:s text:c="4"/>?? <text:s text:c="2"/>37:36.09 /System/Library/Frameworks/CoreServ</text:p>
      <text:p text:style-name="P2">root <text:s text:c="12"/>61 <text:s text:c="4"/>1 <text:s text:c="3"/>61 <text:s text:c="5"/>0 <text:s text:c="3"/>0 Ss <text:s text:c="4"/>?? <text:s text:c="3"/>0:01.85 /usr/sbin/KernelEventAgent</text:p>
      <text:p text:style-name="P2">root <text:s text:c="12"/>63 <text:s text:c="4"/>1 <text:s text:c="3"/>63 <text:s text:c="5"/>0 <text:s text:c="3"/>0 Ss <text:s text:c="4"/>?? <text:s text:c="2"/>77:38.17 /usr/libexec/hidd</text:p>
      <text:p text:style-name="P2">root <text:s text:c="12"/>65 <text:s text:c="4"/>1 <text:s text:c="3"/>65 <text:s text:c="5"/>0 <text:s text:c="3"/>0 Ss <text:s text:c="4"/>?? <text:s text:c="3"/>1:55.75 /sbin/dynamic_pager -F /private/var</text:p>
      <text:p text:style-name="P2">root <text:s text:c="12"/>71 <text:s text:c="4"/>1 <text:s text:c="3"/>71 <text:s text:c="5"/>0 <text:s text:c="3"/>0 Ss <text:s text:c="4"/>?? <text:s text:c="3"/>0:11.51 /usr/sbin/blued</text:p>
      <text:p text:style-name="P2">root <text:s text:c="12"/>73 <text:s text:c="4"/>1 <text:s text:c="3"/>73 <text:s text:c="5"/>0 <text:s text:c="3"/>0 Ss <text:s text:c="4"/>?? <text:s text:c="3"/>0:01.62 autofsd</text:p>
      <text:p text:style-name="P2">root <text:s text:c="11"/>197 <text:s text:c="4"/>1 <text:s text:c="2"/>197 <text:s text:c="5"/>0 <text:s text:c="3"/>0 Ss <text:s text:c="4"/>?? <text:s text:c="3"/>0:20.98 /usr/sbin/ntpd -c /private/etc/ntp-</text:p>
      <text:p text:style-name="P2">root <text:s text:c="11"/>202 <text:s text:c="4"/>1 <text:s text:c="2"/>202 <text:s text:c="5"/>0 <text:s text:c="3"/>0 Ss <text:s text:c="4"/>?? <text:s text:c="3"/>0:00.82 /System/Library/Frameworks/OpenGL.f</text:p>
      <text:p text:style-name="P2">root <text:s text:c="11"/>219 <text:s text:c="4"/>1 <text:s text:c="2"/>219 <text:s text:c="5"/>0 <text:s text:c="3"/>0 Ss <text:s text:c="4"/>?? <text:s text:c="3"/>0:00.60 /System/Library/CoreServices/logind</text:p>
      <text:p text:style-name="P2">root <text:s text:c="11"/>266 <text:s text:c="4"/>1 <text:s text:c="2"/>266 <text:s text:c="5"/>0 <text:s text:c="3"/>0 Ss <text:s text:c="4"/>?? <text:s text:c="3"/>0:15.75 /usr/sbin/filecoordinationd</text:p>
      <text:p text:style-name="P2">root <text:s text:c="10"/>1574 <text:s text:c="4"/>1 <text:s/>1574 <text:s text:c="5"/>0 <text:s text:c="3"/>0 Ss <text:s text:c="4"/>?? <text:s text:c="3"/>3:10.46 /System/Library/PrivateFrameworks/A</text:p>
      <text:p text:style-name="P2">root <text:s text:c="10"/>2742 <text:s text:c="4"/>1 <text:s/>2742 <text:s text:c="5"/>0 <text:s text:c="3"/>0 Ss <text:s text:c="4"/>?? <text:s text:c="3"/>0:00.73 /usr/libexec/syspolicyd</text:p>
      <text:p text:style-name="P2">root <text:s text:c="9"/>11669 <text:s text:c="4"/>1 11669 <text:s text:c="5"/>0 <text:s text:c="3"/>0 Ss <text:s text:c="4"/>?? <text:s text:c="3"/>0:15.07 /usr/libexec/airportd</text:p>
      <text:p text:style-name="P2">root <text:s text:c="9"/>11702 <text:s text:c="4"/>1 11702 <text:s text:c="5"/>0 <text:s text:c="3"/>0 Ss <text:s text:c="4"/>?? <text:s text:c="3"/>0:11.78 /usr/sbin/securityd -i</text:p>
      <text:p text:style-name="P2">root <text:s text:c="9"/>55891 <text:s text:c="4"/>1 55891 <text:s text:c="5"/>0 <text:s text:c="3"/>0 Ss <text:s text:c="4"/>?? <text:s text:c="3"/>0:00.12 /usr/sbin/ocspd</text:p>
      <text:p text:style-name="P2">root <text:s text:c="9"/>55975 <text:s text:c="4"/>1 55975 <text:s text:c="5"/>0 <text:s text:c="3"/>0 Ss <text:s text:c="4"/>?? <text:s text:c="3"/>0:00.30 /usr/sbin/cfprefsd daemon</text:p>
      <text:p text:style-name="P2">lisa <text:s text:c="9"/>55991 <text:s text:c="4"/>1 55991 <text:s text:c="5"/>0 <text:s text:c="3"/>0 Ss <text:s text:c="4"/>?? <text:s text:c="3"/>0:00.57 /System/Library/CoreServices/loginw</text:p>
      <text:p text:style-name="P2">_windowserver 55992 <text:s text:c="4"/>1 55992 <text:s text:c="5"/>0 <text:s text:c="3"/>0 Ss <text:s text:c="4"/>?? <text:s text:c="3"/>0:21.32 /System/Library/Frameworks/Applicat</text:p>
      <text:p text:style-name="P2">root <text:s text:c="9"/>57486 <text:s text:c="4"/>1 57486 <text:s text:c="5"/>0 <text:s text:c="3"/>0 Ss <text:s text:c="4"/>?? <text:s text:c="3"/>0:00.06 /System/Library/Frameworks/CoreMedi</text:p>
      <text:p text:style-name="P2">root <text:s text:c="9"/>57550 <text:s text:c="4"/>1 57550 <text:s text:c="5"/>0 <text:s text:c="3"/>0 Ss <text:s text:c="4"/>?? <text:s text:c="3"/>0:00.01 /System/Library/PrivateFrameworks/D</text:p>
      <text:p text:style-name="P2"/>
      <text:list xml:id="list3694426439036651978" text:style-name="L1">
        <text:list-header>
          <text:p text:style-name="P10"/>
        </text:list-header>
        <text:list-item>
          <text:p text:style-name="P15">What processes are running on your account?</text:p>
        </text:list-item>
      </text:list>
      <text:p text:style-name="P3">Lisas-MacBook-Pro:~ lisa$ ps -ju lisa</text:p>
      <text:p text:style-name="P3">USER <text:s text:c="2"/>PID <text:s/>PPID <text:s/>PGID <text:s text:c="2"/>SESS JOBC STAT <text:s text:c="2"/>TT <text:s text:c="6"/>TIME COMMAND</text:p>
      <text:p text:style-name="P3">lisa <text:s text:c="2"/>235 <text:s text:c="4"/>1 <text:s text:c="2"/>235 <text:s text:c="5"/>0 <text:s text:c="3"/>0 Ss <text:s text:c="4"/>?? <text:s text:c="3"/>0:13.57 /sbin/launchd</text:p>
      <text:p text:style-name="P3">lisa <text:s text:c="2"/>239 <text:s text:c="2"/>235 <text:s text:c="2"/>239 <text:s text:c="5"/>0 <text:s text:c="3"/>1 S <text:s text:c="5"/>?? <text:s text:c="3"/>0:50.66 /usr/sbin/distnoted agent</text:p>
      <text:p text:style-name="P3">lisa 55970 <text:s text:c="2"/>235 55970 <text:s text:c="5"/>0 <text:s text:c="3"/>1 S <text:s text:c="5"/>?? <text:s text:c="3"/>0:00.36 /usr/sbin/cfprefsd agent</text:p>
      <text:p text:style-name="P3">lisa 56017 <text:s text:c="2"/>235 56017 <text:s text:c="5"/>0 <text:s text:c="3"/>1 S <text:s text:c="5"/>?? <text:s text:c="3"/>0:00.74 /usr/libexec/UserEventAgent (Aqua)</text:p>
      <text:p text:style-name="P3">lisa 56023 <text:s text:c="2"/>235 56023 <text:s text:c="5"/>0 <text:s text:c="3"/>1 S <text:s text:c="5"/>?? <text:s text:c="3"/>1:20.38 /Applications/Google Chrome.app/Contents/Mac</text:p>
      <text:p text:style-name="P3">lisa 56024 <text:s text:c="2"/>235 56024 <text:s text:c="5"/>0 <text:s text:c="3"/>1 S <text:s text:c="5"/>?? <text:s text:c="3"/>0:00.01 /usr/sbin/pboard</text:p>
      <text:p text:style-name="P3">lisa 56026 <text:s text:c="2"/>235 56026 <text:s text:c="5"/>0 <text:s text:c="3"/>1 S <text:s text:c="5"/>?? <text:s text:c="3"/>0:11.03 /Applications/Utilities/Terminal.app/Content</text:p>
      <text:p text:style-name="P3">lisa 56027 <text:s text:c="2"/>235 56027 <text:s text:c="5"/>0 <text:s text:c="3"/>1 S <text:s text:c="5"/>?? <text:s text:c="3"/>0:07.23 /Applications/VirtualBox.app/Contents/MacOS/</text:p>
      <text:p text:style-name="P3">lisa 56028 <text:s text:c="2"/>235 56028 <text:s text:c="5"/>0 <text:s text:c="3"/>1 T <text:s text:c="5"/>?? <text:s text:c="3"/>0:00.00 /Applications/iTunes.app/Contents/MacOS/iTun</text:p>
      <text:p text:style-name="P3">lisa 56029 <text:s text:c="2"/>235 56029 <text:s text:c="5"/>0 <text:s text:c="3"/>1 T <text:s text:c="5"/>?? <text:s text:c="3"/>0:00.00 /Applications/Notes.app/Contents/MacOS/Notes</text:p>
      <text:p text:style-name="P3">lisa 56031 <text:s text:c="2"/>235 56031 <text:s text:c="5"/>0 <text:s text:c="3"/>1 S <text:s text:c="5"/>?? <text:s text:c="3"/>0:04.14 /System/Library/CoreServices/Dock.app/Conten</text:p>
      <text:p text:style-name="P3">lisa 56032 <text:s text:c="2"/>235 56032 <text:s text:c="5"/>0 <text:s text:c="3"/>1 S <text:s text:c="5"/>?? <text:s text:c="3"/>0:00.15 /System/Library/CoreServices/talagent</text:p>
      <text:p text:style-name="P3">lisa 56033 <text:s text:c="2"/>235 56033 <text:s text:c="5"/>0 <text:s text:c="3"/>1 U <text:s text:c="5"/>?? <text:s text:c="3"/>0:00.89 /System/Library/CoreServices/SystemUIServer.</text:p>
      <text:p text:style-name="P3">lisa 56034 <text:s text:c="2"/>235 56034 <text:s text:c="5"/>0 <text:s text:c="3"/>1 S <text:s text:c="5"/>?? <text:s text:c="3"/>0:05.36 /System/Library/CoreServices/Finder.app/Cont</text:p>
      <text:p text:style-name="P3">lisa 56037 <text:s text:c="2"/>235 56037 <text:s text:c="5"/>0 <text:s text:c="3"/>1 S <text:s text:c="5"/>?? <text:s text:c="3"/>0:00.03 /System/Library/CoreServices/NetworkBrowserA</text:p>
      <text:p text:style-name="P3">lisa 56038 <text:s text:c="2"/>235 56038 <text:s text:c="5"/>0 <text:s text:c="3"/>1 S <text:s text:c="5"/>?? <text:s text:c="3"/>0:01.79 /System/Library/Frameworks/ApplicationServic</text:p>
      <text:p text:style-name="P3">lisa 56050 <text:s text:c="2"/>235 56050 <text:s text:c="5"/>0 <text:s text:c="3"/>1 S <text:s text:c="5"/>?? <text:s text:c="3"/>0:00.15 /usr/sbin/usernoted</text:p>
      <text:p text:style-name="P3">lisa 56054 <text:s text:c="2"/>235 56054 <text:s text:c="5"/>0 <text:s text:c="3"/>1 R <text:s text:c="5"/>?? <text:s text:c="3"/>0:02.57 /System/Library/CoreServices/NotificationCen</text:p>
      <text:p text:style-name="P3">lisa 56055 <text:s text:c="4"/>1 56055 <text:s text:c="5"/>0 <text:s text:c="3"/>0 Ss <text:s text:c="4"/>?? <text:s text:c="3"/>0:00.21 com.apple.dock.extra</text:p>
      <text:p text:style-name="P3">lisa 56057 <text:s text:c="2"/>235 56057 <text:s text:c="5"/>0 <text:s text:c="3"/>1 S <text:s text:c="5"/>?? <text:s text:c="3"/>0:00.12 /System/Library/PrivateFrameworks/IMCore.fra</text:p>
      <text:p text:style-name="P3">lisa 56157 <text:s text:c="4"/>1 56157 <text:s text:c="5"/>0 <text:s text:c="3"/>0 S <text:s text:c="5"/>?? <text:s text:c="3"/>0:01.87 /Applications/VirtualBox.app/Contents/MacOS/</text:p>
      <text:p text:style-name="P3">lisa 56159 <text:s text:c="4"/>1 56159 <text:s text:c="5"/>0 <text:s text:c="3"/>0 S <text:s text:c="5"/>?? <text:s text:c="3"/>0:04.01 /Applications/VirtualBox.app/Contents/MacOS/</text:p>
      <text:p text:style-name="P3">lisa 57437 56023 56023 <text:s text:c="5"/>0 <text:s text:c="3"/>1 S <text:s text:c="5"/>?? <text:s text:c="3"/>0:09.96 /Applications/Google Chrome.app/Contents/Ver</text:p>
      <text:p text:style-name="P3">lisa 57445 <text:s text:c="2"/>235 57445 <text:s text:c="5"/>0 <text:s text:c="3"/>1 S <text:s text:c="5"/>?? <text:s text:c="3"/>0:00.02 /System/Library/PrivateFrameworks/HelpData.f</text:p>
      <text:p text:style-name="P3">lisa 57450 <text:s text:c="2"/>235 57450 <text:s text:c="5"/>0 <text:s text:c="3"/>1 S <text:s text:c="5"/>?? <text:s text:c="3"/>0:00.02 /System/Library/CoreServices/AirPort Base St</text:p>
      <text:p text:style-name="P3">lisa 57452 <text:s text:c="2"/>235 57452 <text:s text:c="5"/>0 <text:s text:c="3"/>1 S <text:s text:c="5"/>?? <text:s text:c="3"/>0:01.58 /Applications/TeamViewer.app/Contents/Resour</text:p>
      <text:p text:style-name="P3">lisa 57459 <text:s text:c="2"/>235 57459 <text:s text:c="5"/>0 <text:s text:c="3"/>1 S <text:s text:c="5"/>?? <text:s text:c="3"/>0:00.05 /Applications/iTunes.app/Contents/MacOS/iTun</text:p>
      <text:p text:style-name="P3">lisa 57465 56023 56023 <text:s text:c="5"/>0 <text:s text:c="3"/>1 S <text:s text:c="5"/>?? <text:s text:c="3"/>0:00.86 /Applications/Google Chrome.app/Contents/Ver</text:p>
      <text:p text:style-name="P3">lisa 57468 56159 57468 <text:s text:c="5"/>0 <text:s text:c="3"/>1 S <text:s text:c="5"/>?? <text:s text:c="3"/>3:22.51 /Applications/VirtualBox.app/Contents/Resour</text:p>
      <text:p text:style-name="P3">lisa 57473 56023 56023 <text:s text:c="5"/>0 <text:s text:c="3"/>1 S <text:s text:c="5"/>?? <text:s text:c="3"/>0:00.78 /Applications/Google Chrome.app/Contents/Ver</text:p>
      <text:p text:style-name="P3">lisa 57474 56023 56023 <text:s text:c="5"/>0 <text:s text:c="3"/>1 S <text:s text:c="5"/>?? <text:s text:c="3"/>0:03.54 /Applications/Google Chrome.app/Contents/Ver</text:p>
      <text:p text:style-name="P3">lisa 57475 56023 56023 <text:s text:c="5"/>0 <text:s text:c="3"/>1 S <text:s text:c="5"/>?? <text:s text:c="3"/>0:39.77 /Applications/Google Chrome.app/Contents/Ver</text:p>
      <text:p text:style-name="P3">lisa 57476 56023 56023 <text:s text:c="5"/>0 <text:s text:c="3"/>1 S <text:s text:c="5"/>?? <text:s text:c="3"/>0:00.81 /Applications/Google Chrome.app/Contents/Ver</text:p>
      <text:p text:style-name="P3">lisa 57479 56023 56023 <text:s text:c="5"/>0 <text:s text:c="3"/>1 S <text:s text:c="5"/>?? <text:s text:c="3"/>0:09.54 /Applications/Google Chrome.app/Contents/Ver</text:p>
      <text:p text:style-name="P3">lisa 57480 56023 56023 <text:s text:c="5"/>0 <text:s text:c="3"/>1 S <text:s text:c="5"/>?? <text:s text:c="3"/>0:04.17 /Applications/Google Chrome.app/Contents/Ver</text:p>
      <text:p text:style-name="P3">lisa 57481 56023 56023 <text:s text:c="5"/>0 <text:s text:c="3"/>1 S <text:s text:c="5"/>?? <text:s text:c="3"/>0:03.68 /Applications/Google Chrome.app/Contents/Ver</text:p>
      <text:p text:style-name="P3">lisa 57482 56023 56023 <text:s text:c="5"/>0 <text:s text:c="3"/>1 S <text:s text:c="5"/>?? <text:s text:c="3"/>0:01.15 /Applications/Google Chrome.app/Contents/Ver</text:p>
      <text:p text:style-name="P3">lisa 57483 56023 56023 <text:s text:c="5"/>0 <text:s text:c="3"/>1 S <text:s text:c="5"/>?? <text:s text:c="3"/>0:10.38 /Applications/Google Chrome.app/Contents/Ver</text:p>
      <text:p text:style-name="P3">lisa 57484 56023 56023 <text:s text:c="5"/>0 <text:s text:c="3"/>1 S <text:s text:c="5"/>?? <text:s text:c="3"/>0:03.49 /Applications/Google Chrome.app/Contents/Ver</text:p>
      <text:p text:style-name="P3">lisa 57488 56023 56023 <text:s text:c="5"/>0 <text:s text:c="3"/>1 S <text:s text:c="5"/>?? <text:s text:c="3"/>0:00.59 /Applications/Google Chrome.app/Contents/Ver</text:p>
      <text:p text:style-name="P3">lisa 57495 56023 56023 <text:s text:c="5"/>0 <text:s text:c="3"/>1 S <text:s text:c="5"/>?? <text:s text:c="3"/>0:00.76 /Applications/Google Chrome.app/Contents/Ver</text:p>
      <text:p text:style-name="P3">lisa 57499 56023 56023 <text:s text:c="5"/>0 <text:s text:c="3"/>1 S <text:s text:c="5"/>?? <text:s text:c="3"/>0:00.69 /Applications/Google Chrome.app/Contents/Ver</text:p>
      <text:p text:style-name="P3">lisa 57500 56023 56023 <text:s text:c="5"/>0 <text:s text:c="3"/>1 S <text:s text:c="5"/>?? <text:s text:c="3"/>0:00.92 /Applications/Google Chrome.app/Contents/Ver</text:p>
      <text:p text:style-name="P3">lisa 57501 56023 56023 <text:s text:c="5"/>0 <text:s text:c="3"/>1 S <text:s text:c="5"/>?? <text:s text:c="3"/>0:05.28 /Applications/Google Chrome.app/Contents/Ver</text:p>
      <text:p text:style-name="P3">lisa 57502 56023 56023 <text:s text:c="5"/>0 <text:s text:c="3"/>1 R <text:s text:c="5"/>?? <text:s text:c="3"/>1:06.57 /Applications/Google Chrome.app/Contents/Ver</text:p>
      <text:p text:style-name="P3">lisa 57505 56023 56023 <text:s text:c="5"/>0 <text:s text:c="3"/>1 S <text:s text:c="5"/>?? <text:s text:c="3"/>0:00.46 /Applications/Google Chrome.app/Contents/Ver</text:p>
      <text:p text:style-name="P3">lisa 57507 56023 56023 <text:s text:c="5"/>0 <text:s text:c="3"/>1 S <text:s text:c="5"/>?? <text:s text:c="3"/>0:00.46 /Applications/Google Chrome.app/Contents/Ver</text:p>
      <text:p text:style-name="P3">lisa 57509 56023 56023 <text:s text:c="5"/>0 <text:s text:c="3"/>1 S <text:s text:c="5"/>?? <text:s text:c="3"/>0:01.36 /Applications/Google Chrome.app/Contents/Ver</text:p>
      <text:p text:style-name="P3">lisa 57510 56023 56023 <text:s text:c="5"/>0 <text:s text:c="3"/>1 S <text:s text:c="5"/>?? <text:s text:c="3"/>0:00.38 /Applications/Google Chrome.app/Contents/Ver</text:p>
      <text:p text:style-name="P3">lisa 57512 56023 56023 <text:s text:c="5"/>0 <text:s text:c="3"/>1 S <text:s text:c="5"/>?? <text:s text:c="3"/>0:01.45 /Applications/Google Chrome.app/Contents/Ver</text:p>
      <text:p text:style-name="P3">lisa 57513 56023 56023 <text:s text:c="5"/>0 <text:s text:c="3"/>1 S <text:s text:c="5"/>?? <text:s text:c="3"/>0:00.37 /Applications/Google Chrome.app/Contents/Ver</text:p>
      <text:p text:style-name="P3">lisa 57515 56023 56023 <text:s text:c="5"/>0 <text:s text:c="3"/>1 S <text:s text:c="5"/>?? <text:s text:c="3"/>0:00.31 /Applications/Google Chrome.app/Contents/Ver</text:p>
      <text:p text:style-name="P3">lisa 57516 56023 56023 <text:s text:c="5"/>0 <text:s text:c="3"/>1 S <text:s text:c="5"/>?? <text:s text:c="3"/>0:00.28 /Applications/Google Chrome.app/Contents/Ver</text:p>
      <text:p text:style-name="P3">lisa 57517 56023 56023 <text:s text:c="5"/>0 <text:s text:c="3"/>1 S <text:s text:c="5"/>?? <text:s text:c="3"/>0:02.03 /Applications/Google Chrome.app/Contents/Ver</text:p>
      <text:p text:style-name="P3">lisa 57518 56023 56023 <text:s text:c="5"/>0 <text:s text:c="3"/>1 S <text:s text:c="5"/>?? <text:s text:c="3"/>0:05.82 /Applications/Google Chrome.app/Contents/Ver</text:p>
      <text:p text:style-name="P3"><text:soft-page-break/>lisa 57520 56023 56023 <text:s text:c="5"/>0 <text:s text:c="3"/>1 S <text:s text:c="5"/>?? <text:s text:c="3"/>0:03.24 /Applications/Google Chrome.app/Contents/Ver</text:p>
      <text:p text:style-name="P3">lisa 57522 56023 56023 <text:s text:c="5"/>0 <text:s text:c="3"/>1 S <text:s text:c="5"/>?? <text:s text:c="3"/>0:01.30 /Applications/Google Chrome.app/Contents/Ver</text:p>
      <text:p text:style-name="P3">lisa 57523 56023 56023 <text:s text:c="5"/>0 <text:s text:c="3"/>1 S <text:s text:c="5"/>?? <text:s text:c="3"/>0:01.88 /Applications/Google Chrome.app/Contents/Ver</text:p>
      <text:p text:style-name="P3">lisa 57524 56023 56023 <text:s text:c="5"/>0 <text:s text:c="3"/>1 S <text:s text:c="5"/>?? <text:s text:c="3"/>0:01.30 /Applications/Google Chrome.app/Contents/Ver</text:p>
      <text:p text:style-name="P3">lisa 57525 56023 56023 <text:s text:c="5"/>0 <text:s text:c="3"/>1 S <text:s text:c="5"/>?? <text:s text:c="3"/>0:00.94 /Applications/Google Chrome.app/Contents/Ver</text:p>
      <text:p text:style-name="P3">lisa 57526 56023 56023 <text:s text:c="5"/>0 <text:s text:c="3"/>1 S <text:s text:c="5"/>?? <text:s text:c="3"/>0:03.27 /Applications/Google Chrome.app/Contents/Ver</text:p>
      <text:p text:style-name="P3">lisa 57527 56023 56023 <text:s text:c="5"/>0 <text:s text:c="3"/>1 S <text:s text:c="5"/>?? <text:s text:c="3"/>0:05.86 /Applications/Google Chrome.app/Contents/Ver</text:p>
      <text:p text:style-name="P3">lisa 57528 56023 56023 <text:s text:c="5"/>0 <text:s text:c="3"/>1 S <text:s text:c="5"/>?? <text:s text:c="3"/>0:00.51 /Applications/Google Chrome.app/Contents/Ver</text:p>
      <text:p text:style-name="P3">lisa 57530 56023 56023 <text:s text:c="5"/>0 <text:s text:c="3"/>1 S <text:s text:c="5"/>?? <text:s text:c="3"/>0:21.83 /Applications/Google Chrome.app/Contents/Ver</text:p>
      <text:p text:style-name="P3">lisa 57539 <text:s text:c="2"/>235 57539 <text:s text:c="5"/>0 <text:s text:c="3"/>1 SN <text:s text:c="4"/>?? <text:s text:c="3"/>0:02.97 /System/Library/Frameworks/CoreServices.fram</text:p>
      <text:p text:style-name="P3">lisa 57545 <text:s text:c="4"/>1 57545 <text:s text:c="5"/>0 <text:s text:c="3"/>0 Ss <text:s text:c="4"/>?? <text:s text:c="3"/>0:02.05 /System/Library/PrivateFrameworks/DiskImages</text:p>
      <text:p text:style-name="P3">lisa 57576 <text:s text:c="2"/>235 57576 <text:s text:c="5"/>0 <text:s text:c="3"/>1 S <text:s text:c="5"/>?? <text:s text:c="3"/>0:06.71 /Applications/OpenOffice.app/Contents/MacOS/</text:p>
      <text:p text:style-name="P3">lisa 57684 <text:s text:c="2"/>235 57684 <text:s text:c="5"/>0 <text:s text:c="3"/>1 S <text:s text:c="5"/>?? <text:s text:c="3"/>0:00.07 /System/Library/Services/AppleSpell.service/</text:p>
      <text:p text:style-name="P3">root 56063 56026 56063 <text:s text:c="5"/>0 <text:s text:c="3"/>0 Ss <text:s text:c="2"/>s000 <text:s text:c="3"/>0:00.02 login -pfl lisa /bin/bash -c exec -la bash /</text:p>
      <text:p text:style-name="P3">lisa 56064 56063 56064 <text:s text:c="5"/>0 <text:s text:c="3"/>1 S+ <text:s text:c="2"/>s000 <text:s text:c="3"/>0:00.08 -bash</text:p>
      <text:p text:style-name="P3">root 56172 56026 56172 <text:s text:c="5"/>0 <text:s text:c="3"/>0 Ss <text:s text:c="2"/>s001 <text:s text:c="3"/>0:00.02 login -pfl lisa /bin/bash -c exec -la bash /</text:p>
      <text:p text:style-name="P3">lisa 56174 56172 56174 <text:s text:c="5"/>0 <text:s text:c="3"/>1 S+ <text:s text:c="2"/>s001 <text:s text:c="3"/>0:00.11 -bash</text:p>
      <text:p text:style-name="P3">root 56173 56026 56173 <text:s text:c="5"/>0 <text:s text:c="3"/>0 Ss <text:s text:c="2"/>s002 <text:s text:c="3"/>0:00.02 login -pfl lisa /bin/bash -c exec -la bash /</text:p>
      <text:p text:style-name="P3">lisa 56185 56173 56185 <text:s text:c="5"/>0 <text:s text:c="3"/>1 S+ <text:s text:c="2"/>s002 <text:s text:c="3"/>0:00.10 -bash</text:p>
      <text:p text:style-name="P3">root 56190 56026 56190 <text:s text:c="5"/>0 <text:s text:c="3"/>0 Ss <text:s text:c="2"/>s003 <text:s text:c="3"/>0:00.02 login -pf lisa</text:p>
      <text:p text:style-name="P3">lisa 56212 56190 56212 <text:s text:c="5"/>0 <text:s text:c="3"/>1 S+ <text:s text:c="2"/>s003 <text:s text:c="3"/>0:00.10 -bash</text:p>
      <text:p text:style-name="P3">root 56223 56026 56223 <text:s text:c="5"/>0 <text:s text:c="3"/>0 Ss <text:s text:c="2"/>s004 <text:s text:c="3"/>0:00.02 login -pfl lisa /bin/bash -c exec -la bash /</text:p>
      <text:p text:style-name="P3">lisa 56255 56223 56255 <text:s text:c="5"/>0 <text:s text:c="3"/>1 S+ <text:s text:c="2"/>s004 <text:s text:c="3"/>0:00.11 -bash</text:p>
      <text:p text:style-name="P3">root 56269 56026 56269 <text:s text:c="5"/>0 <text:s text:c="3"/>0 Ss <text:s text:c="2"/>s005 <text:s text:c="3"/>0:00.03 login -pfl lisa /bin/bash -c exec -la bash /</text:p>
      <text:p text:style-name="P3">lisa 56341 56269 56341 <text:s text:c="5"/>0 <text:s text:c="3"/>1 S+ <text:s text:c="2"/>s005 <text:s text:c="3"/>0:00.11 -bash</text:p>
      <text:p text:style-name="P3">root 56466 56026 56466 <text:s text:c="5"/>0 <text:s text:c="3"/>0 Ss <text:s text:c="2"/>s006 <text:s text:c="3"/>0:00.03 login -pfl lisa /bin/bash -c exec -la bash /</text:p>
      <text:p text:style-name="P3">lisa 56546 56466 56546 <text:s text:c="5"/>0 <text:s text:c="3"/>1 S+ <text:s text:c="2"/>s006 <text:s text:c="3"/>0:00.11 -bash</text:p>
      <text:p text:style-name="P3">root 56613 56026 56613 <text:s text:c="5"/>0 <text:s text:c="3"/>0 Ss <text:s text:c="2"/>s007 <text:s text:c="3"/>0:00.03 login -pf lisa</text:p>
      <text:p text:style-name="P3">lisa 56662 56613 56662 <text:s text:c="5"/>0 <text:s text:c="3"/>1 S+ <text:s text:c="2"/>s007 <text:s text:c="3"/>0:00.10 -bash</text:p>
      <text:p text:style-name="P3">root 56781 56026 56781 <text:s text:c="5"/>0 <text:s text:c="3"/>0 Ss <text:s text:c="2"/>s008 <text:s text:c="3"/>0:00.03 login -pfl lisa /bin/bash -c exec -la bash /</text:p>
      <text:p text:style-name="P3">lisa 56810 56781 56810 <text:s text:c="5"/>0 <text:s text:c="3"/>1 S+ <text:s text:c="2"/>s008 <text:s text:c="3"/>0:00.11 -bash</text:p>
      <text:p text:style-name="P3">root 56847 56026 56847 <text:s text:c="5"/>0 <text:s text:c="3"/>0 Ss <text:s text:c="2"/>s009 <text:s text:c="3"/>0:00.03 login -pfl lisa /bin/bash -c exec -la bash /</text:p>
      <text:p text:style-name="P3">lisa 56886 56847 56886 <text:s text:c="5"/>0 <text:s text:c="3"/>1 S+ <text:s text:c="2"/>s009 <text:s text:c="3"/>0:00.11 -bash</text:p>
      <text:p text:style-name="P3">root 56883 56026 56883 <text:s text:c="5"/>0 <text:s text:c="3"/>0 Us <text:s text:c="2"/>s010 <text:s text:c="3"/>0:00.03 login -pfl lisa /bin/bash -c exec -la bash /</text:p>
      <text:p text:style-name="P3">lisa 56913 56883 56913 <text:s text:c="5"/>0 <text:s text:c="3"/>1 S+ <text:s text:c="2"/>s010 <text:s text:c="3"/>0:00.12 -bash</text:p>
      <text:p text:style-name="P3">root 56958 56026 56958 <text:s text:c="5"/>0 <text:s text:c="3"/>0 Ss <text:s text:c="2"/>s011 <text:s text:c="3"/>0:00.03 login -pfl lisa /bin/bash -c exec -la bash /</text:p>
      <text:p text:style-name="P3">lisa 57004 56958 57004 <text:s text:c="5"/>0 <text:s text:c="3"/>1 S+ <text:s text:c="2"/>s011 <text:s text:c="3"/>0:00.11 -bash</text:p>
      <text:p text:style-name="P3">root 56996 56026 56996 <text:s text:c="5"/>0 <text:s text:c="3"/>0 Ss <text:s text:c="2"/>s012 <text:s text:c="3"/>0:00.03 login -pf lisa</text:p>
      <text:p text:style-name="P3">lisa 57047 56996 57047 <text:s text:c="5"/>0 <text:s text:c="3"/>1 S <text:s text:c="3"/>s012 <text:s text:c="3"/>0:00.13 -bash</text:p>
      <text:p text:style-name="P3">root 57725 57047 57725 <text:s text:c="5"/>0 <text:s text:c="3"/>1 R+ <text:s text:c="2"/>s012 <text:s text:c="3"/>0:00.00 ps -ju lisa</text:p>
      <text:p text:style-name="P9"/>
      <text:list xml:id="list4865560393790268018" text:style-name="L2">
        <text:list-item>
          <text:p text:style-name="P11"/>
          <text:p text:style-name="P11"><text:s text:c="5"/>3.a <text:s/>Which application is using the most real memory?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Lisas-MacBook-Pro:~ lisa$ ps -vu lisa</text:p>
                                  <text:p text:style-name="P4">PID STAT <text:s text:c="5"/>TIME <text:s/>SL <text:s/>RE PAGEIN <text:s text:c="5"/>VSZ <text:s text:c="3"/>RSS <text:s text:c="2"/>LIM <text:s text:c="4"/>TSIZ <text:s/>%CPU %MEM COMMAND</text:p>
                                  <text:p text:style-name="P4">57437 S <text:s text:c="5"/>1:55.30 <text:s text:c="2"/>0 <text:s text:c="2"/>0 <text:s text:c="5"/>0 <text:s/>2289544 439984 <text:s text:c="4"/>- <text:s text:c="7"/>0 <text:s text:c="2"/>0.0 <text:s/>5.2 /Applications/Google Chrome.app/Contents/Versions/37.0.2062.94/Google Chrome Helper.app/Contents/MacOS/Google Chrome Help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3"><text:s text:c="6"/>3.b <text:s/>Which application is using the most virtual memory?</text:p>
      <text:p text:style-name="P5"><text:span text:style-name="T1">Lisas-MacBook-Pro:~ lisa$ ps -u lisa -o vsz,user,command | sort -nr | head</text:span></text:p>
      <text:p text:style-name="P5"><text:s/>4906196 lisa /Applications/VirtualBox.app/Contents/Resources/VirtualBoxVM.app/Contents/MacOS/VirtualBoxVM --comment LisaUbuntu --startvm c7a2f5f0-8eb5-43d4-a940-93cf2512a760 --no-startvm-errormsgbox</text:p>
      <text:p text:style-name="P6"><text:s/>2914984 lisa /Applications/OpenOffice.app/Contents/MacOS/soffice -psn_0_4949176</text:p>
      <text:p text:style-name="P6"><text:s/>2785648 lisa /System/Library/CoreServices/Finder.app/Contents/MacOS/Finder</text:p>
      <text:p text:style-name="P6"><text:s/>2731536 lisa /Applications/Utilities/Terminal.app/Contents/MacOS/Terminal -psn_0_4822169</text:p>
      <text:p text:style-name="P6"><text:s/>2712480 lisa /System/Library/CoreServices/Dock.app/Contents/MacOS/Dock</text:p>
      <text:p text:style-name="P6"><text:soft-page-break/><text:s/>2685504 lisa /System/Library/CoreServices/SystemUIServer.app/Contents/MacOS/SystemUIServer</text:p>
      <text:p text:style-name="P6"><text:s/>2674928 lisa /Applications/VirtualBox.app/Contents/MacOS/VirtualBox -psn_0_4826266</text:p>
      <text:p text:style-name="P6"><text:s/>2628204 lisa /System/Library/CoreServices/NotificationCenter.app/Contents/MacOS/NotificationCenter</text:p>
      <text:p text:style-name="P6"><text:s/>2559028 lisa com.apple.dock.extra</text:p>
      <text:p text:style-name="P6"><text:s/>2558020 lisa /System/Library/Frameworks/ApplicationServices.framework/Frameworks/ATS.framework/Support/fontd</text:p>
      <text:p text:style-name="P3"/>
      <text:list xml:id="list5603349981518549681" text:style-name="L3">
        <text:list-item>
          <text:p text:style-name="P14">Who else, other than root and you, has processes running at that time?</text:p>
          <text:p text:style-name="P14"><text:s text:c="13"/>This shows all user processes other than root.</text:p>
        </text:list-item>
      </text:list>
      <text:p text:style-name="P2"><text:s/><text:span text:style-name="T2">lrosenba@ab201:~$ ps -eo user | grep -v root</text:span></text:p>
      <text:p text:style-name="P2"><text:span text:style-name="T2">USER</text:span></text:p>
      <text:p text:style-name="P8"><text:span text:style-name="T3">syslog</text:span></text:p>
      <text:p text:style-name="P8"><text:span text:style-name="T3">statd</text:span></text:p>
      <text:p text:style-name="P8"><text:span text:style-name="T3">messagebus</text:span></text:p>
      <text:p text:style-name="P8"><text:span text:style-name="T3">daemon</text:span></text:p>
      <text:p text:style-name="P8"><text:span text:style-name="T3">mysql</text:span></text:p>
      <text:p text:style-name="P8"><text:span text:style-name="T3">postfix</text:span></text:p>
      <text:p text:style-name="P8"><text:span text:style-name="T3">postfix</text:span></text:p>
      <text:p text:style-name="P8"><text:span text:style-name="T3">www-data</text:span></text:p>
      <text:p text:style-name="P8"><text:span text:style-name="T3">www-data</text:span></text:p>
      <text:p text:style-name="P2"><text:span text:style-name="T2">lrosenba</text:span></text:p>
      <text:p text:style-name="P2"><text:span text:style-name="T2">lrosenba</text:span></text:p>
      <text:p text:style-name="P8"><text:span text:style-name="T3">postfix</text:span></text:p>
      <text:p text:style-name="P2"><text:span text:style-name="T2">lrosenba</text:span></text:p>
      <text:p text:style-name="P2"><text:span text:style-name="T2">lrosenba</text:span></text:p>
      <text:p text:style-name="P8"><text:span text:style-name="T3">www-data</text:span></text:p>
      <text:p text:style-name="P8"><text:span text:style-name="T3">www-data</text:span></text:p>
      <text:p text:style-name="P8"><text:span text:style-name="T3">www-data</text:span></text:p>
      <text:p text:style-name="P8"><text:span text:style-name="T3">www-data</text:span></text:p>
      <text:p text:style-name="P8"><text:span text:style-name="T3">www-data</text:span></text:p>
      <text:p text:style-name="P8"><text:span text:style-name="T3">ntp</text:span></text:p>
      <text:p text:style-name="P8"><text:span text:style-name="T3">www-data</text:span></text:p>
      <text:p text:style-name="P8"><text:span text:style-name="T3">www-data</text:span></text:p>
      <text:p text:style-name="P8"><text:span text:style-name="T3">www-data</text:span></text:p>
      <text:list xml:id="list312635460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7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Rosenbaum</meta:initial-creator>
    <meta:creation-date>2014-09-01T16:04:02</meta:creation-date>
    <dc:date>2014-09-02T13:29:21</dc:date>
    <dc:creator>Lisa Rosenbaum</dc:creator>
    <meta:editing-duration>PT16M21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4" meta:paragraph-count="183" meta:word-count="1670" meta:character-count="14217"/>
  </office:meta>
</office:document-meta>
</file>